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7.65cm" fo:min-width="8.3cm"/>
    </style:style>
    <style:style style:name="gr2" style:family="graphic" style:parent-style-name="standard">
      <style:graphic-properties draw:fill="solid" draw:fill-color="#cfe7f5" draw:textarea-horizontal-align="justify" draw:textarea-vertical-align="middle" draw:auto-grow-height="false" fo:min-height="7.65cm" fo:min-width="8.3cm"/>
    </style:style>
    <style:style style:name="gr3" style:family="graphic" style:parent-style-name="standard">
      <style:graphic-properties draw:textarea-horizontal-align="justify" draw:textarea-vertical-align="middle" draw:auto-grow-height="false" fo:min-height="1.325cm" fo:min-width="0.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</style:style>
    <style:style style:name="gr6" style:family="graphic" style:parent-style-name="standard">
      <style:graphic-properties draw:fill="solid" draw:fill-color="#83caff" draw:textarea-horizontal-align="justify" draw:textarea-vertical-align="middle" draw:auto-grow-height="false" fo:min-height="2.65cm" fo:min-width="3.1cm"/>
    </style:style>
    <style:style style:name="gr7" style:family="graphic" style:parent-style-name="standard">
      <style:graphic-properties draw:fill="solid" draw:fill-color="#ccff99" draw:textarea-horizontal-align="justify" draw:textarea-vertical-align="middle" draw:auto-grow-height="false" fo:min-height="2.65cm" fo:min-width="3.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4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757cm"/>
    </style:style>
    <style:style style:name="gr15" style:family="graphic" style:parent-style-name="standard">
      <style:graphic-properties draw:fill="solid" draw:fill-color="#009900" draw:textarea-horizontal-align="justify" draw:textarea-vertical-align="middle" draw:auto-grow-height="false" fo:min-height="0.316cm" fo:min-width="0.066cm"/>
    </style:style>
    <style:style style:name="gr16" style:family="graphic" style:parent-style-name="standard">
      <style:graphic-properties draw:fill="solid" draw:fill-color="#cc0000" draw:textarea-horizontal-align="justify" draw:textarea-vertical-align="middle" draw:auto-grow-height="false" fo:min-height="0.316cm" fo:min-width="0.06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579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8.8cm" svg:height="7.9cm" svg:x="1.4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8.8cm" svg:height="7.9cm" svg:x="10.7cm" svg:y="2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cm" svg:height="7.9cm" svg:x="1.4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cm" svg:height="1.8cm" svg:x="4.4cm" svg:y="10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" draw:layer="layout" svg:width="8.6cm" svg:height="1.352cm" svg:x="1.6cm" svg:y="1.2cm">
          <draw:text-box>
            <text:p><text:span text:style-name="T1">Host 1 </text:span><text:span text:style-name="T2">(On)</text:span></text:p>
          </draw:text-box>
        </draw:frame>
        <draw:frame draw:style-name="gr5" draw:text-style-name="P2" draw:layer="layout" svg:width="10.8cm" svg:height="1.5cm" svg:x="6.5cm" svg:y="10.7cm">
          <draw:text-box>
            <text:p><text:span text:style-name="T1">Powering off idle hosts</text:span></text:p>
          </draw:text-box>
        </draw:frame>
        <draw:custom-shape draw:style-name="gr6" draw:text-style-name="P1" draw:layer="layout" svg:width="3.6cm" svg:height="2.9cm" svg:x="15.5cm" svg:y="6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6cm" svg:height="2.9cm" svg:x="1.8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3.6cm" svg:height="2.9cm" svg:x="1.782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3.6cm" svg:height="2.9cm" svg:x="1.8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3.6cm" svg:height="2.9cm" svg:x="1.782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3.6cm" svg:height="2.9cm" svg:x="6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8.96cm" svg:height="1.352cm" svg:x="10.801cm" svg:y="1.2cm">
          <draw:text-box>
            <text:p><text:span text:style-name="T1">Host 2 </text:span><text:span text:style-name="T2">(On)</text:span></text:p>
          </draw:text-box>
        </draw:frame>
        <draw:frame draw:style-name="gr9" draw:text-style-name="P2" draw:layer="layout" svg:width="3.1cm" svg:height="2.139cm" svg:x="2cm" svg:y="3.2cm">
          <draw:text-box>
            <text:p><text:span text:style-name="T1">VM 1</text:span></text:p>
          </draw:text-box>
        </draw:frame>
        <draw:frame draw:style-name="gr10" draw:text-style-name="P2" draw:layer="layout" svg:width="3.099cm" svg:height="2.1cm" svg:x="2.001cm" svg:y="7.2cm">
          <draw:text-box>
            <text:p><text:span text:style-name="T1">VM 2</text:span></text:p>
          </draw:text-box>
        </draw:frame>
        <draw:frame draw:style-name="gr11" draw:text-style-name="P2" draw:layer="layout" svg:width="3.1cm" svg:height="2.4cm" svg:x="2cm" svg:y="14.2cm">
          <draw:text-box>
            <text:p><text:span text:style-name="T1">VM 1</text:span></text:p>
          </draw:text-box>
        </draw:frame>
        <draw:frame draw:style-name="gr12" draw:text-style-name="P2" draw:layer="layout" svg:width="3.099cm" svg:height="2.3cm" svg:x="2.001cm" svg:y="18.2cm">
          <draw:text-box>
            <text:p><text:span text:style-name="T1">VM 2</text:span></text:p>
          </draw:text-box>
        </draw:frame>
        <draw:frame draw:style-name="gr13" draw:text-style-name="P2" draw:layer="layout" svg:width="3.298cm" svg:height="1.352cm" svg:x="15.602cm" svg:y="7.2cm">
          <draw:text-box>
            <text:p><text:span text:style-name="T1">VM 3</text:span></text:p>
          </draw:text-box>
        </draw:frame>
        <draw:frame draw:style-name="gr11" draw:text-style-name="P2" draw:layer="layout" svg:width="3.298cm" svg:height="2.4cm" svg:x="6.202cm" svg:y="18.2cm">
          <draw:text-box>
            <text:p><text:span text:style-name="T1">VM 3</text:span></text:p>
          </draw:text-box>
        </draw:frame>
        <draw:frame draw:style-name="gr8" draw:text-style-name="P2" draw:layer="layout" svg:width="8.96cm" svg:height="1.352cm" svg:x="1.6cm" svg:y="12.201cm">
          <draw:text-box>
            <text:p><text:span text:style-name="T1">Host 1 </text:span><text:span text:style-name="T2">(On)</text:span></text:p>
          </draw:text-box>
        </draw:frame>
        <draw:frame draw:style-name="gr14" draw:text-style-name="P2" draw:layer="layout" svg:width="9.257cm" svg:height="1.352cm" svg:x="10.801cm" svg:y="12.201cm">
          <draw:text-box>
            <text:p><text:span text:style-name="T1">Host 2 </text:span><text:span text:style-name="T2">(Off)</text:span></text:p>
          </draw:text-box>
        </draw:frame>
        <draw:custom-shape draw:style-name="gr2" draw:text-style-name="P1" draw:layer="layout" svg:width="8.8cm" svg:height="7.9cm" svg:x="10.7cm" svg:y="13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8cm" svg:height="0.8cm" svg:x="9.2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cm" svg:height="0.8cm" svg:x="9.201cm" svg:y="1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cm" svg:height="0.8cm" svg:x="18.501cm" svg:y="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8cm" svg:height="0.8cm" svg:x="18.502cm" svg:y="13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Padrão">
        <draw:custom-shape draw:style-name="gr1" draw:text-style-name="P1" draw:layer="layout" svg:width="8.8cm" svg:height="7.9cm" svg:x="1.4cm" svg:y="2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8.8cm" svg:height="7.9cm" svg:x="10.7cm" svg:y="2.4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8cm" svg:height="7.9cm" svg:x="1.4cm" svg:y="13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cm" svg:height="1.8cm" svg:x="4.4cm" svg:y="10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" draw:layer="layout" svg:width="8.6cm" svg:height="1.352cm" svg:x="1.6cm" svg:y="1.201cm">
          <draw:text-box>
            <text:p><text:span text:style-name="T1">Host 1 </text:span><text:span text:style-name="T2">(On)</text:span></text:p>
          </draw:text-box>
        </draw:frame>
        <draw:custom-shape draw:style-name="gr6" draw:text-style-name="P1" draw:layer="layout" svg:width="3.6cm" svg:height="2.9cm" svg:x="15.5cm" svg:y="6.9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6cm" svg:height="2.9cm" svg:x="1.8cm" svg:y="6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3.6cm" svg:height="2.9cm" svg:x="1.782cm" svg:y="2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3.6cm" svg:height="2.9cm" svg:x="1.8cm" svg:y="17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3.6cm" svg:height="2.9cm" svg:x="1.782cm" svg:y="13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8.96cm" svg:height="1.352cm" svg:x="10.801cm" svg:y="1.201cm">
          <draw:text-box>
            <text:p><text:span text:style-name="T1">Host 2 </text:span><text:span text:style-name="T2">(On)</text:span></text:p>
          </draw:text-box>
        </draw:frame>
        <draw:frame draw:style-name="gr9" draw:text-style-name="P2" draw:layer="layout" svg:width="3.1cm" svg:height="2.139cm" svg:x="2cm" svg:y="3.201cm">
          <draw:text-box>
            <text:p><text:span text:style-name="T1">VM 1</text:span></text:p>
          </draw:text-box>
        </draw:frame>
        <draw:frame draw:style-name="gr10" draw:text-style-name="P2" draw:layer="layout" svg:width="3.099cm" svg:height="2.1cm" svg:x="2.001cm" svg:y="7.201cm">
          <draw:text-box>
            <text:p><text:span text:style-name="T1">VM 2</text:span></text:p>
          </draw:text-box>
        </draw:frame>
        <draw:frame draw:style-name="gr11" draw:text-style-name="P2" draw:layer="layout" svg:width="3.1cm" svg:height="2.4cm" svg:x="2cm" svg:y="14.201cm">
          <draw:text-box>
            <text:p><text:span text:style-name="T1">VM 1</text:span></text:p>
          </draw:text-box>
        </draw:frame>
        <draw:frame draw:style-name="gr12" draw:text-style-name="P2" draw:layer="layout" svg:width="3.099cm" svg:height="2.3cm" svg:x="2.001cm" svg:y="18.201cm">
          <draw:text-box>
            <text:p><text:span text:style-name="T1">VM 2</text:span></text:p>
          </draw:text-box>
        </draw:frame>
        <draw:frame draw:style-name="gr13" draw:text-style-name="P2" draw:layer="layout" svg:width="3.298cm" svg:height="1.352cm" svg:x="15.602cm" svg:y="7.201cm">
          <draw:text-box>
            <text:p><text:span text:style-name="T1">VM 4</text:span></text:p>
          </draw:text-box>
        </draw:frame>
        <draw:frame draw:style-name="gr8" draw:text-style-name="P2" draw:layer="layout" svg:width="8.96cm" svg:height="1.352cm" svg:x="1.6cm" svg:y="12.202cm">
          <draw:text-box>
            <text:p><text:span text:style-name="T1">Host 1 </text:span><text:span text:style-name="T2">(On)</text:span></text:p>
          </draw:text-box>
        </draw:frame>
        <draw:frame draw:style-name="gr14" draw:text-style-name="P2" draw:layer="layout" svg:width="9.257cm" svg:height="1.352cm" svg:x="10.801cm" svg:y="12.202cm">
          <draw:text-box>
            <text:p><text:span text:style-name="T1">Host 2 </text:span><text:span text:style-name="T2">(On)</text:span></text:p>
          </draw:text-box>
        </draw:frame>
        <draw:custom-shape draw:style-name="gr2" draw:text-style-name="P1" draw:layer="layout" svg:width="8.8cm" svg:height="7.9cm" svg:x="10.7cm" svg:y="13.4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8cm" svg:height="0.8cm" svg:x="9.2cm" svg:y="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cm" svg:height="0.8cm" svg:x="9.201cm" svg:y="13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cm" svg:height="0.8cm" svg:x="18.501cm" svg:y="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3.6cm" svg:height="2.9cm" svg:x="5.9cm" svg:y="6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2" draw:layer="layout" svg:width="3.099cm" svg:height="2.1cm" svg:x="6.101cm" svg:y="7.201cm">
          <draw:text-box>
            <text:p><text:span text:style-name="T1">VM 3</text:span></text:p>
          </draw:text-box>
        </draw:frame>
        <draw:custom-shape draw:style-name="gr7" draw:text-style-name="P1" draw:layer="layout" svg:width="3.6cm" svg:height="2.9cm" svg:x="11.1cm" svg:y="17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2" draw:layer="layout" svg:width="3.099cm" svg:height="2.1cm" svg:x="11.301cm" svg:y="18.201cm">
          <draw:text-box>
            <text:p><text:span text:style-name="T1">VM 3</text:span></text:p>
          </draw:text-box>
        </draw:frame>
        <draw:custom-shape draw:style-name="gr6" draw:text-style-name="P1" draw:layer="layout" svg:width="3.6cm" svg:height="2.9cm" svg:x="15.5cm" svg:y="17.901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3.298cm" svg:height="1.352cm" svg:x="15.602cm" svg:y="18.201cm">
          <draw:text-box>
            <text:p><text:span text:style-name="T1">VM 4</text:span></text:p>
          </draw:text-box>
        </draw:frame>
        <draw:frame draw:style-name="gr17" draw:text-style-name="P2" draw:layer="layout" svg:width="9.079cm" svg:height="1.352cm" svg:x="6.2cm" svg:y="10.802cm">
          <draw:text-box>
            <text:p><text:span text:style-name="T1">Balancing workload</text:span></text:p>
          </draw:text-box>
        </draw:frame>
        <draw:custom-shape draw:style-name="gr15" draw:text-style-name="P1" draw:layer="layout" svg:width="0.8cm" svg:height="0.8cm" svg:x="18.502cm" svg:y="13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0T16:25:02.956000000</meta:creation-date>
    <dc:date>2016-04-19T23:58:16.112000000</dc:date>
    <meta:editing-duration>PT43M37S</meta:editing-duration>
    <meta:editing-cycles>11</meta:editing-cycles>
    <meta:generator>LibreOffice/4.3.2.2$Windows_x86 LibreOffice_project/edfb5295ba211bd31ad47d0bad0118690f76407d</meta:generator>
    <meta:document-statistic meta:object-count="56"/>
  </office:meta>
</office:document-meta>
</file>